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40.71pt"/>
    </style:style>
    <style:style style:name="co3" style:family="table-column">
      <style:table-column-properties fo:break-before="auto" style:column-width="103.8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4.75pt" fo:break-before="auto" style:use-optimal-row-height="fals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ccff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122"/>
    <style:style style:name="ce11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21"/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CiDi</text:p>
          </table:table-cell>
          <table:table-cell table:style-name="ce1" office:value-type="string" calcext:value-type="string">
            <text:p>健身房器材</text:p>
          </table:table-cell>
          <table:table-cell table:style-name="ce7" office:value-type="string" calcext:value-type="string">
            <text:p>初步预算</text:p>
          </table:table-cell>
          <table:table-cell table:style-name="ce8"/>
          <table:table-cell table:style-name="ce8" office:value-type="string" calcext:value-type="string">
            <text:p>胡斯博</text:p>
          </table:table-cell>
          <table:table-cell table:style-name="ce13" office:value-type="string" calcext:value-type="string">
            <text:p>186 7009 1531</text:p>
          </table:table-cell>
          <table:table-cell table:style-name="ce8"/>
          <table:table-cell table:style-name="ce14" table:number-columns-repeated="2"/>
          <table:table-cell table:style-name="ce15" table:number-columns-repeated="1014"/>
        </table:table-row>
        <table:table-row table:style-name="ro2">
          <table:table-cell table:style-name="ce2" office:value-type="string" calcext:value-type="string">
            <text:p>器材类型（中）</text:p>
          </table:table-cell>
          <table:table-cell table:style-name="ce5" office:value-type="string" calcext:value-type="string">
            <text:p>器材名称（中）</text:p>
          </table:table-cell>
          <table:table-cell table:style-name="ce5" office:value-type="string" calcext:value-type="string">
            <text:p>器材名称（英）</text:p>
          </table:table-cell>
          <table:table-cell table:style-name="ce2" office:value-type="string" calcext:value-type="string">
            <text:p>数量</text:p>
          </table:table-cell>
          <table:table-cell table:style-name="ce2" office:value-type="string" calcext:value-type="string">
            <text:p>价格预算（低）</text:p>
          </table:table-cell>
          <table:table-cell table:style-name="ce2" office:value-type="string" calcext:value-type="string">
            <text:p>价格预算（中）</text:p>
          </table:table-cell>
          <table:table-cell table:style-name="ce2" office:value-type="string" calcext:value-type="string">
            <text:p>价格预算（高）</text:p>
          </table:table-cell>
          <table:table-cell table:style-name="ce5" office:value-type="string" calcext:value-type="string">
            <text:p>卖家来源</text:p>
          </table:table-cell>
          <table:table-cell table:style-name="ce5" office:value-type="string" calcext:value-type="string">
            <text:p>大小</text:p>
          </table:table-cell>
          <table:table-cell table:style-name="ce15" table:number-columns-repeated="1014"/>
        </table:table-row>
        <table:table-row table:style-name="ro3">
          <table:table-cell table:style-name="ce3" office:value-type="string" calcext:value-type="string">
            <text:p>举重架</text:p>
          </table:table-cell>
          <table:table-cell office:value-type="string" calcext:value-type="string">
            <text:p>训练综合架</text:p>
          </table:table-cell>
          <table:table-cell office:value-type="string" calcext:value-type="string">
            <text:p>Monkey Gym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5000" calcext:value-type="currency">
            <text:p>￥5,000</text:p>
          </table:table-cell>
          <table:table-cell table:style-name="ce10" office:value-type="currency" office:currency="CNY" office:value="8000" calcext:value-type="currency">
            <text:p>￥8,000</text:p>
          </table:table-cell>
          <table:table-cell table:style-name="ce10" office:value-type="currency" office:currency="CNY" office:value="12000" calcext:value-type="currency">
            <text:p>￥12,000</text:p>
          </table:table-cell>
          <table:table-cell office:value-type="string" calcext:value-type="string">
            <text:p>代理商、淘宝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深蹲架</text:p>
          </table:table-cell>
          <table:table-cell office:value-type="string" calcext:value-type="string">
            <text:p>Squat Rack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1000" calcext:value-type="currency">
            <text:p>￥1,0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5000" calcext:value-type="currency">
            <text:p>￥5,0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平凳</text:p>
          </table:table-cell>
          <table:table-cell office:value-type="string" calcext:value-type="string">
            <text:p>哑铃凳、健身椅</text:p>
          </table:table-cell>
          <table:table-cell office:value-type="string" calcext:value-type="string">
            <text:p>Flat Bench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currency" office:currency="CNY" office:value="400" calcext:value-type="currency">
            <text:p>￥400</text:p>
          </table:table-cell>
          <table:table-cell table:style-name="ce10" office:value-type="currency" office:currency="CNY" office:value="600" calcext:value-type="currency">
            <text:p>￥600</text:p>
          </table:table-cell>
          <table:table-cell table:style-name="ce10" office:value-type="currency" office:currency="CNY" office:value="900" calcext:value-type="currency">
            <text:p>￥9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倾斜哑铃凳</text:p>
          </table:table-cell>
          <table:table-cell office:value-type="string" calcext:value-type="string">
            <text:p>Incline Bench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600" calcext:value-type="currency">
            <text:p>￥600</text:p>
          </table:table-cell>
          <table:table-cell table:style-name="ce10" office:value-type="currency" office:currency="CNY" office:value="900" calcext:value-type="currency">
            <text:p>￥900</text:p>
          </table:table-cell>
          <table:table-cell table:style-name="ce10" office:value-type="currency" office:currency="CNY" office:value="1200" calcext:value-type="currency">
            <text:p>￥1,2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杠铃、杠铃片</text:p>
          </table:table-cell>
          <table:table-cell office:value-type="string" calcext:value-type="string">
            <text:p>男子杠铃</text:p>
          </table:table-cell>
          <table:table-cell office:value-type="string" calcext:value-type="string">
            <text:p>Men’s Barbell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10" office:value-type="currency" office:currency="CNY" office:value="600" calcext:value-type="currency">
            <text:p>￥6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女子杠铃</text:p>
          </table:table-cell>
          <table:table-cell office:value-type="string" calcext:value-type="string">
            <text:p>Women’s Barbell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300" calcext:value-type="currency">
            <text:p>￥3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安全深蹲专用杠铃杆</text:p>
          </table:table-cell>
          <table:table-cell office:value-type="string" calcext:value-type="string">
            <text:p>Safety Squat Ba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500" calcext:value-type="currency">
            <text:p>￥5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杠铃片架子</text:p>
          </table:table-cell>
          <table:table-cell office:value-type="string" calcext:value-type="string">
            <text:p>Plate Holder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10" office:value-type="currency" office:currency="CNY" office:value="500" calcext:value-type="currency">
            <text:p>￥5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杠铃片（胶）</text:p>
          </table:table-cell>
          <table:table-cell office:value-type="string" calcext:value-type="string">
            <text:p>Bumper Plate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2000" calcext:value-type="currency">
            <text:p>￥2,0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杠铃片（铁）</text:p>
          </table:table-cell>
          <table:table-cell office:value-type="string" calcext:value-type="string">
            <text:p>Iron Plate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2000" calcext:value-type="currency">
            <text:p>￥2,0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大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哑铃</text:p>
          </table:table-cell>
          <table:table-cell office:value-type="string" calcext:value-type="string">
            <text:p>哑铃组合</text:p>
          </table:table-cell>
          <table:table-cell office:value-type="string" calcext:value-type="string">
            <text:p>Dumbbell Set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J12]*[.J13]" office:value-type="currency" office:currency="CNY" office:value="3657.5" calcext:value-type="currency">
            <text:p>￥3,658</text:p>
          </table:table-cell>
          <table:table-cell table:style-name="ce10" table:formula="of:=[.K12]*[.K13]" office:value-type="currency" office:currency="CNY" office:value="5005" calcext:value-type="currency">
            <text:p>￥5,005</text:p>
          </table:table-cell>
          <table:table-cell table:style-name="ce10" table:formula="of:=[.L12]*[.L13]" office:value-type="currency" office:currency="CNY" office:value="6930" calcext:value-type="currency">
            <text:p>￥6,93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formula="of:=(5+7.5+10+12.5+15+17.5+20+22.5+25+27.5+30)*2" office:value-type="float" office:value="385" calcext:value-type="float">
            <text:p>385</text:p>
          </table:table-cell>
          <table:table-cell table:formula="of:=(5+7.5+10+12.5+15+17.5+20+22.5+25+27.5+30)*2" office:value-type="float" office:value="385" calcext:value-type="float">
            <text:p>385</text:p>
          </table:table-cell>
          <table:table-cell table:formula="of:=(5+7.5+10+12.5+15+17.5+20+22.5+25+27.5+30)*2" office:value-type="float" office:value="385" calcext:value-type="float">
            <text:p>385</text:p>
          </table:table-cell>
          <table:table-cell table:number-columns-repeated="1011"/>
        </table:table-row>
        <table:table-row table:style-name="ro3">
          <table:table-cell table:style-name="ce3"/>
          <table:table-cell office:value-type="string" calcext:value-type="string">
            <text:p>哑铃架子</text:p>
          </table:table-cell>
          <table:table-cell office:value-type="string" calcext:value-type="string">
            <text:p>Dumbbel Rack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1000" calcext:value-type="currency">
            <text:p>￥1,000</text:p>
          </table:table-cell>
          <table:table-cell table:style-name="ce10" office:value-type="currency" office:currency="CNY" office:value="2000" calcext:value-type="currency">
            <text:p>￥2,0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健身机械</text:p>
          </table:table-cell>
          <table:table-cell office:value-type="string" calcext:value-type="string">
            <text:p>伸展机</text:p>
          </table:table-cell>
          <table:table-cell office:value-type="string" calcext:value-type="string">
            <text:p>Back Stretcher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10" office:value-type="currency" office:currency="CNY" office:value="2500" calcext:value-type="currency">
            <text:p>￥2,5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后压机</text:p>
          </table:table-cell>
          <table:table-cell office:value-type="string" calcext:value-type="string">
            <text:p>Back Extension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坐式推胸机</text:p>
          </table:table-cell>
          <table:table-cell office:value-type="string" calcext:value-type="string">
            <text:p>Chest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推肩机</text:p>
          </table:table-cell>
          <table:table-cell office:value-type="string" calcext:value-type="string">
            <text:p>Shoulder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倒蹬机</text:p>
          </table:table-cell>
          <table:table-cell office:value-type="string" calcext:value-type="string">
            <text:p>Leg Press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俯卧屈腿训练机</text:p>
          </table:table-cell>
          <table:table-cell office:value-type="string" calcext:value-type="string">
            <text:p>Hamstring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前踢伸腿训练机</text:p>
          </table:table-cell>
          <table:table-cell office:value-type="string" calcext:value-type="string">
            <text:p>Quadracep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拉背机</text:p>
          </table:table-cell>
          <table:table-cell office:value-type="string" calcext:value-type="string">
            <text:p>Pulldown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飞鸟龙门架</text:p>
          </table:table-cell>
          <table:table-cell office:value-type="string" calcext:value-type="string">
            <text:p>Cable Crossover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史密斯机</text:p>
          </table:table-cell>
          <table:table-cell office:value-type="string" calcext:value-type="string">
            <text:p>Smith Machin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牧师椅、二头训练架</text:p>
          </table:table-cell>
          <table:table-cell office:value-type="string" calcext:value-type="string">
            <text:p>Preacher Seat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山羊挺身腰机</text:p>
          </table:table-cell>
          <table:table-cell office:value-type="string" calcext:value-type="string">
            <text:p>Back Extensio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罗马椅</text:p>
          </table:table-cell>
          <table:table-cell office:value-type="string" calcext:value-type="string">
            <text:p>Glute Ham Rais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table:style-name="ce10" office:value-type="currency" office:currency="CNY" office:value="20000" calcext:value-type="currency">
            <text:p>￥2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卧后摆训练机</text:p>
          </table:table-cell>
          <table:table-cell office:value-type="string" calcext:value-type="string">
            <text:p>Reverse Hyperextensi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3000" calcext:value-type="currency">
            <text:p>￥3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仰卧起坐器</text:p>
          </table:table-cell>
          <table:table-cell office:value-type="string" calcext:value-type="string">
            <text:p>Sit up Machine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200" calcext:value-type="currency">
            <text:p>￥200</text:p>
          </table:table-cell>
          <table:table-cell table:style-name="ce10" office:value-type="currency" office:currency="CNY" office:value="400" calcext:value-type="currency">
            <text:p>￥400</text:p>
          </table:table-cell>
          <table:table-cell table:style-name="ce10" office:value-type="currency" office:currency="CNY" office:value="600" calcext:value-type="currency">
            <text:p>￥6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铃壶</text:p>
          </table:table-cell>
          <table:table-cell table:style-name="ce6" office:value-type="string" calcext:value-type="string">
            <text:p>铃壶</text:p>
          </table:table-cell>
          <table:table-cell office:value-type="string" calcext:value-type="string">
            <text:p>Kettlebell Se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1000" calcext:value-type="currency">
            <text:p>￥1,0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有氧机械</text:p>
          </table:table-cell>
          <table:table-cell office:value-type="string" calcext:value-type="string">
            <text:p>跑步机</text:p>
          </table:table-cell>
          <table:table-cell office:value-type="string" calcext:value-type="string">
            <text:p>Treadmills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currency" office:currency="CNY" office:value="2000" calcext:value-type="currency">
            <text:p>￥2,000</text:p>
          </table:table-cell>
          <table:table-cell table:style-name="ce10" office:value-type="currency" office:currency="CNY" office:value="6000" calcext:value-type="currency">
            <text:p>￥6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太空漫步机</text:p>
          </table:table-cell>
          <table:table-cell office:value-type="string" calcext:value-type="string">
            <text:p>Ellipticals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2000" calcext:value-type="currency">
            <text:p>￥2,000</text:p>
          </table:table-cell>
          <table:table-cell table:style-name="ce10" office:value-type="currency" office:currency="CNY" office:value="6000" calcext:value-type="currency">
            <text:p>￥6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划船机</text:p>
          </table:table-cell>
          <table:table-cell office:value-type="string" calcext:value-type="string">
            <text:p>Rowing Machine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2000" calcext:value-type="currency">
            <text:p>￥2,000</text:p>
          </table:table-cell>
          <table:table-cell table:style-name="ce10" office:value-type="currency" office:currency="CNY" office:value="6000" calcext:value-type="currency">
            <text:p>￥6,000</text:p>
          </table:table-cell>
          <table:table-cell table:style-name="ce10" office:value-type="currency" office:currency="CNY" office:value="10000" calcext:value-type="currency">
            <text:p>￥10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单车</text:p>
          </table:table-cell>
          <table:table-cell office:value-type="string" calcext:value-type="string">
            <text:p>Bicycle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500" calcext:value-type="currency">
            <text:p>￥5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5000" calcext:value-type="currency">
            <text:p>￥5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卧式健身单车</text:p>
          </table:table-cell>
          <table:table-cell office:value-type="string" calcext:value-type="string">
            <text:p>Reclining Bicycl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500" calcext:value-type="currency">
            <text:p>￥5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5000" calcext:value-type="currency">
            <text:p>￥5,0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动感单车</text:p>
          </table:table-cell>
          <table:table-cell office:value-type="string" calcext:value-type="string">
            <text:p>Spin Class Bicycles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currency" office:currency="CNY" office:value="500" calcext:value-type="currency">
            <text:p>￥5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table:style-name="ce10" office:value-type="currency" office:currency="CNY" office:value="5000" calcext:value-type="currency">
            <text:p>￥5,000</text:p>
          </table:table-cell>
          <table:table-cell office:value-type="string" calcext:value-type="string">
            <text:p>代理商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杂件</text:p>
          </table:table-cell>
          <table:table-cell office:value-type="string" calcext:value-type="string">
            <text:p>橡皮筋</text:p>
          </table:table-cell>
          <table:table-cell office:value-type="string" calcext:value-type="string">
            <text:p>Band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100" calcext:value-type="currency">
            <text:p>￥10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按摩泡沫轴</text:p>
          </table:table-cell>
          <table:table-cell office:value-type="string" calcext:value-type="string">
            <text:p>Foam Roller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10" office:value-type="currency" office:currency="CNY" office:value="50" calcext:value-type="currency">
            <text:p>￥5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攀爬架</text:p>
          </table:table-cell>
          <table:table-cell office:value-type="string" calcext:value-type="string">
            <text:p>Wall Rack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CNY" office:value="1000" calcext:value-type="currency">
            <text:p>￥1,000</text:p>
          </table:table-cell>
          <table:table-cell table:style-name="ce10" office:value-type="currency" office:currency="CNY" office:value="2000" calcext:value-type="currency">
            <text:p>￥2,000</text:p>
          </table:table-cell>
          <table:table-cell table:style-name="ce10" office:value-type="currency" office:currency="CNY" office:value="3000" calcext:value-type="currency">
            <text:p>￥3,000</text:p>
          </table:table-cell>
          <table:table-cell office:value-type="string" calcext:value-type="string">
            <text:p>天猫</text:p>
          </table:table-cell>
          <table:table-cell office:value-type="string" calcext:value-type="string">
            <text:p>大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杠铃卡扣</text:p>
          </table:table-cell>
          <table:table-cell office:value-type="string" calcext:value-type="string">
            <text:p>Collars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currency" office:currency="CNY" office:value="20" calcext:value-type="currency">
            <text:p>￥20</text:p>
          </table:table-cell>
          <table:table-cell table:style-name="ce10" office:value-type="currency" office:currency="CNY" office:value="40" calcext:value-type="currency">
            <text:p>￥40</text:p>
          </table:table-cell>
          <table:table-cell table:style-name="ce10" office:value-type="currency" office:currency="CNY" office:value="60" calcext:value-type="currency">
            <text:p>￥6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瑜伽垫</text:p>
          </table:table-cell>
          <table:table-cell office:value-type="string" calcext:value-type="string">
            <text:p>Yoga Mats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currency" office:currency="CNY" office:value="20" calcext:value-type="currency">
            <text:p>￥20</text:p>
          </table:table-cell>
          <table:table-cell table:style-name="ce10" office:value-type="currency" office:currency="CNY" office:value="30" calcext:value-type="currency">
            <text:p>￥30</text:p>
          </table:table-cell>
          <table:table-cell table:style-name="ce10" office:value-type="currency" office:currency="CNY" office:value="40" calcext:value-type="currency">
            <text:p>￥4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跳绳</text:p>
          </table:table-cell>
          <table:table-cell office:value-type="string" calcext:value-type="string">
            <text:p>Jump Ropes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currency" office:currency="CNY" office:value="10" calcext:value-type="currency">
            <text:p>￥10</text:p>
          </table:table-cell>
          <table:table-cell table:style-name="ce10" office:value-type="currency" office:currency="CNY" office:value="20" calcext:value-type="currency">
            <text:p>￥20</text:p>
          </table:table-cell>
          <table:table-cell table:style-name="ce10" office:value-type="currency" office:currency="CNY" office:value="30" calcext:value-type="currency">
            <text:p>￥3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/>
          <table:table-cell office:value-type="string" calcext:value-type="string">
            <text:p>杂件架</text:p>
          </table:table-cell>
          <table:table-cell office:value-type="string" calcext:value-type="string">
            <text:p>Item Rack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50" calcext:value-type="currency">
            <text:p>￥50</text:p>
          </table:table-cell>
          <table:table-cell office:value-type="string" calcext:value-type="string">
            <text:p>淘宝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查考书</text:p>
          </table:table-cell>
          <table:table-cell office:value-type="string" calcext:value-type="string">
            <text:p>力量训练基础</text:p>
          </table:table-cell>
          <table:table-cell office:value-type="string" calcext:value-type="string">
            <text:p>Starting Strength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50" calcext:value-type="currency">
            <text:p>￥50</text:p>
          </table:table-cell>
          <table:table-cell office:value-type="string" calcext:value-type="string">
            <text:p>天猫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Practical Programming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0" office:value-type="currency" office:currency="CNY" office:value="50" calcext:value-type="currency">
            <text:p>￥50</text:p>
          </table:table-cell>
          <table:table-cell office:value-type="string" calcext:value-type="string">
            <text:p>天猫</text:p>
          </table:table-cell>
          <table:table-cell office:value-type="string" calcext:value-type="string">
            <text:p>小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1" table:formula="of:=SUMPRODUCT([.$D3:.$D45];[.E3:.E45])" office:value-type="currency" office:currency="CNY" office:value="92507.5" calcext:value-type="currency">
            <text:p>￥92,508</text:p>
          </table:table-cell>
          <table:table-cell table:style-name="ce11" table:formula="of:=SUMPRODUCT([.$D3:.$D45];[.F3:.F45])" office:value-type="currency" office:currency="CNY" office:value="241095" calcext:value-type="currency">
            <text:p>￥241,095</text:p>
          </table:table-cell>
          <table:table-cell table:style-name="ce11" table:formula="of:=SUMPRODUCT([.$D3:.$D45];[.G3:.G45])" office:value-type="currency" office:currency="CNY" office:value="423060" calcext:value-type="currency">
            <text:p>￥423,060</text:p>
          </table:table-cell>
          <table:table-cell table:number-columns-repeated="1016"/>
        </table:table-row>
        <table:table-row table:style-name="ro4" table:number-rows-repeated="3">
          <table:table-cell table:number-columns-repeated="1023"/>
        </table:table-row>
        <table:table-row table:style-name="ro4" table:number-rows-repeated="2">
          <table:table-cell table:number-columns-repeated="4"/>
          <table:table-cell table:style-name="ce12"/>
          <table:table-cell table:number-columns-repeated="1018"/>
        </table:table-row>
        <table:table-row table:style-name="ro4" table:number-rows-repeated="104852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34:38.286638439</meta:creation-date>
    <meta:generator>LibreOffice/5.1.6.2$Linux_X86_64 LibreOffice_project/10m0$Build-2</meta:generator>
    <dc:date>2018-04-10T13:36:13.760700048</dc:date>
    <meta:editing-duration>PT40M38S</meta:editing-duration>
    <meta:editing-cycles>17</meta:editing-cycles>
    <meta:document-statistic meta:table-count="1" meta:cell-count="375" meta:object-count="0"/>
  </office:meta>
</office:document-meta>
</file>